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282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9 - WOW CH3CK OUT WHO F1N4LLY WOK3 UP!</text:p>
      <text:p text:style-name="P1">W3V3 B33N TRY1NG TO W4K3 YOU FOR 4N HOUR, BUT YOU W3R3 UNR3SPONS1V3 TO 3V3N TH3 MOST S3NS3L3SS OF C4N3DRUBB1NGS &gt;:]</text:p>
      <text:p text:style-name="P1">PROB4BLY DU3 TO TH3 4FOR3M3NT1ON3D NUB DRUBB1NGS</text:p>
      <text:p text:style-name="P1">OH?</text:p>
      <text:p text:style-name="P1">YOU D1D???</text:p>
      <text:p text:style-name="P1">OH GOD, 1 C4NT B3L13V3 1 M1SS3D 1T!</text:p>
      <text:p text:style-name="P1">1 KNOW &gt;:[</text:p>
      <text:p text:style-name="P1">4LL OF US 4R3, PROSP1T W4S COMPL3T3LY D3STROY3D</text:p>
      <text:p text:style-name="P1">WHO 1S 1T &gt;:?</text:p>
      <text:p text:style-name="P1">STOP B31NG 4LL MYST3R1OUS 4ND T3LL M3!</text:p>
      <text:p text:style-name="P1">4RGH, F1N3</text:p>
      <text:p text:style-name="P1">SO, YOU S4W H1M JUST B3FOR3 H3 D3STROY3D PROSP1T?</text:p>
      <text:p text:style-name="P1">TH4T W4S 4N HOUR 4GO! WH4T H4V3 YOU B33N DR34M1NG 4BOUT S1NC3?</text:p>
      <text:p text:style-name="P1">FORB1DD3N?</text:p>
      <text:p text:style-name="P1">UM, 4LR1GHT &gt;:/</text:p>
      <text:p text:style-name="P1">WH4TS TH4T SUPPOS3D TO M34N!</text:p>
      <text:p text:style-name="P1">1M G3TT1NG PR3TTY T1R3D R1GHT NOW 4S 4 M4TT3R OF F4CT</text:p>
      <text:p text:style-name="P1">T1R3D OF YOUR BULLSH1T!</text:p>
      <text:p text:style-name="P1">KV10 - SO GU3SS WH4T</text:p>
      <text:p text:style-name="P1">W3V3 B33N 1N CONT4CT W1TH SOM3 4L13NS FROM TH3 UN1V3RS3 W3 CR34T3D</text:p>
      <text:p text:style-name="P1">DONT YOU TH1NK TH4TS K1ND OF N34T?</text:p>
      <text:p text:style-name="P1">1 THOUGHT 4S OUR 1NTR3P1D L34D3R TH4T W4S SOM3TH1NG YOU M1GHT W4NT TO KNOW</text:p>
      <text:p text:style-name="P1">&gt;:P</text:p>
      <text:p text:style-name="P1">1M NOT S4Y1NG W3 N33D TO M4K3 FR13NDS W1TH TH3M OR 4NYTH1NG, BUT W3V3 B3GUN TO SUSP3CT TH3Y H4V3 SOM3TH1NG TO DO W1TH OUR S3SS1ON, P4R4DOX1C4LLY SP34K1NG</text:p>
      <text:p text:style-name="P1"><text:soft-page-break/>M4YB3 W3 C4N F1GUR3 OUT 4 W4Y TO G3T OURS3LV3S OUT OF TH1S J4M?</text:p>
      <text:p text:style-name="P1">YOU M34N 4 LOT OF 1MPORT4NT W4ND3R1NG 4ROUND 41ML3SSLY 4ND T4LK1NG TO P3OPL3?</text:p>
      <text:p text:style-name="P1">KV11 - 4R3NT YOU 4T L34ST 4 L1TTL3 D1S4PPO1NT3D W3 N3V3R GOT TO H4NG OUT TOG3TH3R ON PROSP1T?</text:p>
      <text:p text:style-name="P1">YOU DONT G3T 1T! TH3R3 W3R3 4LL TH3S3 TH1NGS 1 W4S PL4NN1NG ON SHOW1NG YOU 4ND STUFF W3 COULD H4V3 DON3 TOG3TH3R</text:p>
      <text:p text:style-name="P1">1T W4S SUPPOS3D TO B3 SP3C14L DUMMY</text:p>
      <text:p text:style-name="P1">444444RGH, YOU 4R3 SO FRUSTR4T1NG!</text:p>
      <text:p text:style-name="P1">JUST</text:p>
      <text:p text:style-name="P1">N3V3R M1ND &gt;:[</text:p>
      <text:p text:style-name="P1">_</text:p>
      <text:p text:style-name="P1">VS5 - NO W3 4R3 NOT! W1LL YOU STOP W1TH TH4T 4LR34DY???</text:p>
      <text:p text:style-name="P1">1 W1LL G1V3 YOU 4 F3W DRUBB1NGS!</text:p>
      <text:p text:style-name="P1">BL4R, PL34S3 DO NOT ST4RT US1NG MY OLD FL4RP1NG N4M3, 1T'S SO 3MB4RR4SS1NG</text:p>
      <text:p text:style-name="P1">VS6 - GOD, YOUR J34LOUSLY 1S R1D1CULOUS! NOBODY C4R3S 4BOUT STOCKP1L1NG M34N1NGL3SS TR34SUR3 OTH3R TH4N YOU. W1LL YOU GROW UP???</text:p>
      <text:p text:style-name="P1">H4H4H4, FR13NDLY?????</text:p>
      <text:p text:style-name="P1">WH4T TH3 H3LL 4R3 YOU T4LK1NG 4BOUT</text:p>
      <text:p text:style-name="P1">NO &gt;:P</text:p>
      <text:p text:style-name="P1">UGH, YOU 4R3 SO CR4ZY</text:p>
      <text:p text:style-name="P1">_</text:p>
      <text:p text:style-name="P1">SC6 - SHUT UP SOLLUX H3S COOL</text:p>
      <text:p text:style-name="P1">1 DONT G3T WHY YOU DONT L1K3 H1M, H3 R3M1NDS M3 OF YOU 4 B1T</text:p>
      <text:p text:style-name="P1">SOM3T1M3S!</text:p>
      <text:p text:style-name="P1">&gt;:|</text:p>
      <text:p text:style-name="P1">_</text:p>
      <text:p text:style-name="P1"><text:soft-page-break/>FP2 - 1 KNOW! BUT HOW? H3 S33MS 1NV1NC1BL3</text:p>
      <text:p text:style-name="P1">1F 4 THOUS4ND 4R4D14BOTS COULDNT K1LL H1M, WH4T HOP3 DO W3 H4V3?</text:p>
      <text:p text:style-name="P1">H4H4H4H4H4, S3R1OUSLY?</text:p>
      <text:p text:style-name="P1">UM, OK, 1F YOU S4Y SO F3F3R1!</text:p>
      <text:p text:style-name="P1">_</text:p>
      <text:p text:style-name="P1">AB2 - GR34T T4LK1NG TO YOU 4R4D14, TH4T W4S 4 BL4ST4S USU4L</text:p>
      <text:p text:style-name="P1">_</text:p>
      <text:p text:style-name="P1">NL4 - F4VOR1T3 WH4T?</text:p>
      <text:p text:style-name="P1">OH R34LLY?</text:p>
      <text:p text:style-name="P1">_</text:p>
      <text:p text:style-name="P1">TN2 - LOOK1NG PR3TTY COOL, T4VROS! &gt;:]</text:p>
      <text:p text:style-name="P1">DONT L3T 4NYON3 3V3R T3LL YOU RUF1O'S NOT R34L</text:p>
      <text:p text:style-name="P1">1F YOU B3L13V3 H4RD 3NOUGH 1N 1M4G1N4RY TH1NGS, TH4T M4K3S TH3M SL1GHTLY L3SS F4K3!</text:p>
      <text:p text:style-name="P1">-</text:p>
      <text:p text:style-name="P1">KM1 - H3Y K4N4Y4, 4R3 YOU ST1LL OGL1NG H3R?</text:p>
      <text:p text:style-name="P1">Y3S 1T 1S OBV1OUS</text:p>
      <text:p text:style-name="P1">WHY TH3 1NF4TU4T1ON W1TH TH4T P4RT1CUL4R HUM4N</text:p>
      <text:p text:style-name="P1">OHHHHHHHHHHH??????? &gt;8D</text:p>
      <text:p text:style-name="P1">&gt;:?</text:p>
      <text:p text:style-name="P1">_</text:p>
      <text:p text:style-name="P1">GM3 - TH4NKS G4MZ BUT NO 1 4M NOT T1R3D</text:p>
      <text:p text:style-name="P1">1 M4Y GO FOR 4NOTH3R UN3XP3CT3D HONK JUMP SOON THOUGH</text:p>
      <text:p text:style-name="P1">SORRY BUT WH3N 4 G1RL H4S TO G3T H3R HONK JUMP ON TH3R3 1S JUST NO STOPP1NG H3R</text:p>
      <text:p text:style-name="P1">NO PROM1S3S!</text:p>
      <text:p text:style-name="P1">H3H3H3H3H3H3H3</text:p>
      <text:p text:style-name="P1"><text:soft-page-break/>_</text:p>
      <text:p text:style-name="P1">EA1 - 1 4M NOT M3D14T1NG B3TW33N YOU TWO!</text:p>
      <text:p text:style-name="P1">S3R1OUSLY, COULD YOU M4K3 YOUR 4DV4NC3S 4NY MOR3 OBV1OUS 3R1D4N?</text:p>
      <text:p text:style-name="P1">1F YOUR3 W4X1NG 4SH3N FOR M3, F1N3, 1... GU3SS 1M FL4TT3R3D???</text:p>
      <text:p text:style-name="P1">BUT H3S TOT4LLY NOT 3V3N 1NT3R3ST3D 1N TH3 TYP3 OF</text:p>
      <text:p text:style-name="P1">UH...</text:p>
      <text:p text:style-name="P1">R1V4LRY YOU W4NT W1TH H1M, OK?</text:p>
      <text:p text:style-name="P1">Y3S, 4BSOLUT3LY</text:p>
      <text:p text:style-name="P1">_</text:p>
      <text:p text:style-name="P1">NL5 - *TH3 M1GHTY 4ND 4STOUND1NG DR4GONYYYD L3G1SL4C3R4TOR 3NT3RS TH3 3ST33M3D POUNC3LLORS OFF1C3 W1TH 4N URG3NT BUT FR13NDLY R3QU1S1T1ON PURS3D M4G1C4LLY 1N H3R M4J3ST1C SNOUT*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83" meta:word-count="585" meta:character-count="3062"/>
    <meta:generator>OpenOffice/4.1.2$Win32 OpenOffice.org_project/412m3$Build-9782</meta:generator>
  </office:meta>
</office:document-meta>
</file>